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8pt" fo:font-style="normal" officeooo:rsid="0145cd5b" officeooo:paragraph-rsid="0145cd5b" fo:background-color="transparent" style:font-size-asian="8pt" style:font-style-asian="normal" style:font-size-complex="8pt" style:font-style-complex="normal"/>
    </style:style>
    <style:style style:name="P2" style:family="paragraph" style:parent-style-name="Standard">
      <style:text-properties fo:font-size="8pt" fo:font-style="normal" officeooo:rsid="0145cd5b" officeooo:paragraph-rsid="015163b2" fo:background-color="transparent" style:font-size-asian="8pt" style:font-style-asian="normal" style:font-size-complex="8pt" style:font-style-complex="normal"/>
    </style:style>
    <style:style style:name="P3" style:family="paragraph" style:parent-style-name="Standard">
      <style:text-properties fo:font-size="8pt" fo:font-style="normal" officeooo:rsid="0146bedc" officeooo:paragraph-rsid="0146bedc" fo:background-color="transparent" style:font-size-asian="8pt" style:font-style-asian="normal" style:font-size-complex="8pt" style:font-style-complex="normal"/>
    </style:style>
    <style:style style:name="P4" style:family="paragraph" style:parent-style-name="Standard">
      <style:text-properties fo:font-size="8pt" fo:font-style="normal" officeooo:rsid="0146bedc" officeooo:paragraph-rsid="0146bedc" fo:background-color="transparent" style:font-size-asian="8pt" style:font-style-asian="normal" style:font-size-complex="8pt" style:font-style-complex="normal"/>
    </style:style>
    <style:style style:name="P5" style:family="paragraph" style:parent-style-name="Standard">
      <style:text-properties fo:font-size="8pt" fo:font-style="normal" officeooo:rsid="0164fe4e" officeooo:paragraph-rsid="0164fe4e" fo:background-color="transparent" style:font-size-asian="8pt" style:font-style-asian="normal" style:font-size-complex="8pt" style:font-style-complex="normal"/>
    </style:style>
    <style:style style:name="P6" style:family="paragraph" style:parent-style-name="Standard">
      <style:text-properties fo:font-size="8pt" fo:font-style="normal" officeooo:rsid="016646f9" officeooo:paragraph-rsid="016646f9" fo:background-color="transparent" style:font-size-asian="8pt" style:font-style-asian="normal" style:font-size-complex="8pt" style:font-style-complex="normal"/>
    </style:style>
    <style:style style:name="P7" style:family="paragraph" style:parent-style-name="Standard">
      <style:text-properties fo:font-size="8pt" fo:font-style="normal" officeooo:rsid="016646f9" officeooo:paragraph-rsid="0168f310" fo:background-color="transparent" style:font-size-asian="8pt" style:font-style-asian="normal" style:font-size-complex="8pt" style:font-style-complex="normal"/>
    </style:style>
    <style:style style:name="P8" style:family="paragraph" style:parent-style-name="Standard">
      <style:text-properties fo:font-size="8pt" fo:font-style="normal" officeooo:rsid="0169f997" officeooo:paragraph-rsid="0169f997" fo:background-color="transparent" style:font-size-asian="8pt" style:font-style-asian="normal" style:font-size-complex="8pt" style:font-style-complex="normal"/>
    </style:style>
    <style:style style:name="P9" style:family="paragraph" style:parent-style-name="Standard">
      <style:text-properties fo:font-size="8pt" fo:font-style="normal" officeooo:rsid="016a55c9" officeooo:paragraph-rsid="016a55c9" fo:background-color="transparent" style:font-size-asian="8pt" style:font-style-asian="normal" style:font-size-complex="8pt" style:font-style-complex="normal"/>
    </style:style>
    <style:style style:name="P10" style:family="paragraph" style:parent-style-name="Standard">
      <style:text-properties fo:font-size="8pt" fo:font-style="normal" officeooo:rsid="016a55c9" officeooo:paragraph-rsid="017314dd" fo:background-color="transparent" style:font-size-asian="8pt" style:font-style-asian="normal" style:font-size-complex="8pt" style:font-style-complex="normal"/>
    </style:style>
    <style:style style:name="P11" style:family="paragraph" style:parent-style-name="Standard">
      <style:text-properties fo:font-size="8pt" fo:font-style="normal" officeooo:rsid="016a55c9" officeooo:paragraph-rsid="0174fe86" fo:background-color="transparent" style:font-size-asian="8pt" style:font-style-asian="normal" style:font-size-complex="8pt" style:font-style-complex="normal"/>
    </style:style>
    <style:style style:name="P12" style:family="paragraph" style:parent-style-name="Standard">
      <style:text-properties fo:font-size="8pt" fo:font-style="normal" officeooo:rsid="016a55c9" officeooo:paragraph-rsid="0176b549" fo:background-color="transparent" style:font-size-asian="8pt" style:font-style-asian="normal" style:font-size-complex="8pt" style:font-style-complex="normal"/>
    </style:style>
    <style:style style:name="P13" style:family="paragraph" style:parent-style-name="Standard">
      <style:text-properties fo:font-size="8pt" fo:font-style="normal" officeooo:rsid="016a55c9" officeooo:paragraph-rsid="017d8c7e" fo:background-color="transparent" style:font-size-asian="8pt" style:font-style-asian="normal" style:font-size-complex="8pt" style:font-style-complex="normal"/>
    </style:style>
    <style:style style:name="P14" style:family="paragraph" style:parent-style-name="Standard">
      <style:text-properties fo:font-size="8pt" fo:font-style="normal" officeooo:rsid="016a55c9" officeooo:paragraph-rsid="01843dfb" fo:background-color="transparent" style:font-size-asian="8pt" style:font-style-asian="normal" style:font-size-complex="8pt" style:font-style-complex="normal"/>
    </style:style>
    <style:style style:name="P15" style:family="paragraph" style:parent-style-name="Standard">
      <style:text-properties fo:font-size="8pt" fo:font-style="normal" officeooo:rsid="018bb3d6" officeooo:paragraph-rsid="018bb3d6" fo:background-color="transparent" style:font-size-asian="8pt" style:font-style-asian="normal" style:font-size-complex="8pt" style:font-style-complex="normal"/>
    </style:style>
    <style:style style:name="P16" style:family="paragraph" style:parent-style-name="Standard">
      <style:text-properties fo:font-size="8pt" fo:font-style="normal" officeooo:rsid="018d49db" officeooo:paragraph-rsid="018d49db" fo:background-color="transparent" style:font-size-asian="8pt" style:font-style-asian="normal" style:font-size-complex="8pt" style:font-style-complex="normal"/>
    </style:style>
    <style:style style:name="P17" style:family="paragraph" style:parent-style-name="Standard">
      <style:text-properties fo:font-size="8pt" fo:font-style="normal" officeooo:rsid="019cebdd" officeooo:paragraph-rsid="019cebdd" fo:background-color="transparent" style:font-size-asian="8pt" style:font-style-asian="normal" style:font-size-complex="8pt" style:font-style-complex="normal"/>
    </style:style>
    <style:style style:name="P18" style:family="paragraph" style:parent-style-name="Standard">
      <style:text-properties fo:font-size="8pt" fo:font-style="normal" officeooo:rsid="019cebdd" officeooo:paragraph-rsid="019d49b2" fo:background-color="transparent" style:font-size-asian="8pt" style:font-style-asian="normal" style:font-size-complex="8pt" style:font-style-complex="normal"/>
    </style:style>
    <style:style style:name="P19" style:family="paragraph" style:parent-style-name="Standard">
      <style:text-properties fo:font-size="8pt" fo:font-style="normal" officeooo:rsid="019cebdd" officeooo:paragraph-rsid="019ef6e5" fo:background-color="transparent" style:font-size-asian="8pt" style:font-style-asian="normal" style:font-size-complex="8pt" style:font-style-complex="normal"/>
    </style:style>
    <style:style style:name="P20" style:family="paragraph" style:parent-style-name="Standard">
      <style:text-properties fo:font-size="8pt" fo:font-style="normal" officeooo:rsid="019cebdd" officeooo:paragraph-rsid="01a12deb" fo:background-color="transparent" style:font-size-asian="8pt" style:font-style-asian="normal" style:font-size-complex="8pt" style:font-style-complex="normal"/>
    </style:style>
    <style:style style:name="P21" style:family="paragraph" style:parent-style-name="Standard">
      <style:text-properties fo:font-size="8pt" fo:font-style="normal" officeooo:rsid="01a296b6" officeooo:paragraph-rsid="01a63b8b" fo:background-color="transparent" style:font-size-asian="8pt" style:font-style-asian="normal" style:font-size-complex="8pt" style:font-style-complex="normal"/>
    </style:style>
    <style:style style:name="P22" style:family="paragraph" style:parent-style-name="Standard">
      <style:text-properties fo:font-size="8pt" fo:font-style="normal" officeooo:rsid="01a986c5" officeooo:paragraph-rsid="01a986c5" fo:background-color="transparent" style:font-size-asian="8pt" style:font-style-asian="normal" style:font-size-complex="8pt" style:font-style-complex="normal"/>
    </style:style>
    <style:style style:name="P23" style:family="paragraph" style:parent-style-name="Standard">
      <style:text-properties fo:font-size="8pt" fo:font-style="normal" officeooo:rsid="01a986c5" officeooo:paragraph-rsid="01ad7f21" fo:background-color="transparent" style:font-size-asian="8pt" style:font-style-asian="normal" style:font-size-complex="8pt" style:font-style-complex="normal"/>
    </style:style>
    <style:style style:name="P24" style:family="paragraph" style:parent-style-name="Standard">
      <style:text-properties fo:font-size="8pt" fo:font-style="normal" officeooo:rsid="01ae29bd" officeooo:paragraph-rsid="01ae29bd" fo:background-color="transparent" style:font-size-asian="8pt" style:font-style-asian="normal" style:font-size-complex="8pt" style:font-style-complex="normal"/>
    </style:style>
    <style:style style:name="P25" style:family="paragraph" style:parent-style-name="Standard">
      <style:text-properties fo:font-size="8pt" fo:font-style="normal" officeooo:rsid="01b37139" officeooo:paragraph-rsid="01b37139" fo:background-color="transparent" style:font-size-asian="8pt" style:font-style-asian="normal" style:font-size-complex="8pt" style:font-style-complex="normal"/>
    </style:style>
    <style:style style:name="P26" style:family="paragraph" style:parent-style-name="Standard">
      <style:text-properties fo:font-size="8pt" fo:font-style="normal" officeooo:rsid="01b646aa" officeooo:paragraph-rsid="01b646aa" fo:background-color="transparent" style:font-size-asian="8pt" style:font-style-asian="normal" style:font-size-complex="8pt" style:font-style-complex="normal"/>
    </style:style>
    <style:style style:name="P27" style:family="paragraph" style:parent-style-name="Standard">
      <style:text-properties fo:font-size="8pt" fo:font-style="normal" officeooo:rsid="01b646aa" officeooo:paragraph-rsid="01b83b69" fo:background-color="transparent" style:font-size-asian="8pt" style:font-style-asian="normal" style:font-size-complex="8pt" style:font-style-complex="normal"/>
    </style:style>
    <style:style style:name="P28" style:family="paragraph" style:parent-style-name="Standard">
      <style:text-properties fo:font-size="8pt" fo:font-style="normal" officeooo:rsid="01b646aa" officeooo:paragraph-rsid="01bde3c5" fo:background-color="transparent" style:font-size-asian="8pt" style:font-style-asian="normal" style:font-size-complex="8pt" style:font-style-complex="normal"/>
    </style:style>
    <style:style style:name="P29" style:family="paragraph" style:parent-style-name="Standard">
      <style:text-properties fo:font-size="8pt" fo:font-style="normal" officeooo:rsid="01b646aa" officeooo:paragraph-rsid="01c35bb2" fo:background-color="transparent" style:font-size-asian="8pt" style:font-style-asian="normal" style:font-size-complex="8pt" style:font-style-complex="normal"/>
    </style:style>
    <style:style style:name="P30" style:family="paragraph" style:parent-style-name="Standard">
      <style:text-properties fo:font-size="8pt" fo:font-style="normal" officeooo:rsid="01b646aa" officeooo:paragraph-rsid="01cb0403" fo:background-color="transparent" style:font-size-asian="8pt" style:font-style-asian="normal" style:font-size-complex="8pt" style:font-style-complex="normal"/>
    </style:style>
    <style:style style:name="P31" style:family="paragraph" style:parent-style-name="Standard">
      <style:text-properties fo:font-size="8pt" fo:font-style="normal" officeooo:rsid="01b646aa" officeooo:paragraph-rsid="01d6fc16" fo:background-color="transparent" style:font-size-asian="8pt" style:font-style-asian="normal" style:font-size-complex="8pt" style:font-style-complex="normal"/>
    </style:style>
    <style:style style:name="P32" style:family="paragraph" style:parent-style-name="Standard">
      <style:text-properties fo:font-size="8pt" fo:font-style="normal" officeooo:rsid="01d99a96" officeooo:paragraph-rsid="01d99a96" fo:background-color="transparent" style:font-size-asian="8pt" style:font-style-asian="normal" style:font-size-complex="8pt" style:font-style-complex="normal"/>
    </style:style>
    <style:style style:name="P33" style:family="paragraph" style:parent-style-name="Standard">
      <style:text-properties fo:font-size="8pt" fo:font-style="normal" officeooo:rsid="01d99a96" officeooo:paragraph-rsid="01db9c73" fo:background-color="transparent" style:font-size-asian="8pt" style:font-style-asian="normal" style:font-size-complex="8pt" style:font-style-complex="normal"/>
    </style:style>
    <style:style style:name="P34" style:family="paragraph" style:parent-style-name="Standard">
      <style:text-properties fo:font-size="8pt" fo:font-style="normal" officeooo:rsid="01d99a96" officeooo:paragraph-rsid="01dee9c9" fo:background-color="transparent" style:font-size-asian="8pt" style:font-style-asian="normal" style:font-size-complex="8pt" style:font-style-complex="normal"/>
    </style:style>
    <style:style style:name="P35" style:family="paragraph" style:parent-style-name="Standard">
      <style:text-properties fo:font-size="8pt" fo:font-style="normal" officeooo:rsid="01d99a96" officeooo:paragraph-rsid="01e34ae3" fo:background-color="transparent" style:font-size-asian="8pt" style:font-style-asian="normal" style:font-size-complex="8pt" style:font-style-complex="normal"/>
    </style:style>
    <style:style style:name="T1" style:family="text">
      <style:text-properties officeooo:rsid="01468bcf"/>
    </style:style>
    <style:style style:name="T2" style:family="text">
      <style:text-properties officeooo:rsid="0146aefe"/>
    </style:style>
    <style:style style:name="T3" style:family="text">
      <style:text-properties officeooo:rsid="01483e9b"/>
    </style:style>
    <style:style style:name="T4" style:family="text">
      <style:text-properties officeooo:rsid="014c2b91"/>
    </style:style>
    <style:style style:name="T5" style:family="text">
      <style:text-properties officeooo:rsid="014efb19"/>
    </style:style>
    <style:style style:name="T6" style:family="text">
      <style:text-properties officeooo:rsid="01530e18"/>
    </style:style>
    <style:style style:name="T7" style:family="text">
      <style:text-properties officeooo:rsid="0159758e"/>
    </style:style>
    <style:style style:name="T8" style:family="text">
      <style:text-properties officeooo:rsid="016121b8"/>
    </style:style>
    <style:style style:name="T9" style:family="text">
      <style:text-properties officeooo:rsid="0164fe4e"/>
    </style:style>
    <style:style style:name="T10" style:family="text">
      <style:text-properties officeooo:rsid="0167be32"/>
    </style:style>
    <style:style style:name="T11" style:family="text">
      <style:text-properties officeooo:rsid="016a66f8"/>
    </style:style>
    <style:style style:name="T12" style:family="text">
      <style:text-properties officeooo:rsid="016cb17a"/>
    </style:style>
    <style:style style:name="T13" style:family="text">
      <style:text-properties officeooo:rsid="017314dd"/>
    </style:style>
    <style:style style:name="T14" style:family="text">
      <style:text-properties officeooo:rsid="0174fe86"/>
    </style:style>
    <style:style style:name="T15" style:family="text">
      <style:text-properties officeooo:rsid="0176b549"/>
    </style:style>
    <style:style style:name="T16" style:family="text">
      <style:text-properties officeooo:rsid="017d8c7e"/>
    </style:style>
    <style:style style:name="T17" style:family="text">
      <style:text-properties officeooo:rsid="017f654a"/>
    </style:style>
    <style:style style:name="T18" style:family="text">
      <style:text-properties officeooo:rsid="0182fe7e"/>
    </style:style>
    <style:style style:name="T19" style:family="text">
      <style:text-properties officeooo:rsid="01843dfb"/>
    </style:style>
    <style:style style:name="T20" style:family="text">
      <style:text-properties officeooo:rsid="01863d9d"/>
    </style:style>
    <style:style style:name="T21" style:family="text">
      <style:text-properties officeooo:rsid="01880b37"/>
    </style:style>
    <style:style style:name="T22" style:family="text">
      <style:text-properties officeooo:rsid="018e3e12"/>
    </style:style>
    <style:style style:name="T23" style:family="text">
      <style:text-properties officeooo:rsid="018f687f"/>
    </style:style>
    <style:style style:name="T24" style:family="text">
      <style:text-properties officeooo:rsid="018fa211"/>
    </style:style>
    <style:style style:name="T25" style:family="text">
      <style:text-properties officeooo:rsid="0196b1b2"/>
    </style:style>
    <style:style style:name="T26" style:family="text">
      <style:text-properties officeooo:rsid="019bd86d"/>
    </style:style>
    <style:style style:name="T27" style:family="text">
      <style:text-properties officeooo:rsid="019d49b2"/>
    </style:style>
    <style:style style:name="T28" style:family="text">
      <style:text-properties fo:font-size="6pt" officeooo:rsid="019d49b2" style:font-size-asian="6pt" style:font-size-complex="6pt"/>
    </style:style>
    <style:style style:name="T29" style:family="text">
      <style:text-properties officeooo:rsid="019ef6e5"/>
    </style:style>
    <style:style style:name="T30" style:family="text">
      <style:text-properties officeooo:rsid="01a0c94c"/>
    </style:style>
    <style:style style:name="T31" style:family="text">
      <style:text-properties officeooo:rsid="01a7cae3"/>
    </style:style>
    <style:style style:name="T32" style:family="text">
      <style:text-properties officeooo:rsid="01aa6111"/>
    </style:style>
    <style:style style:name="T33" style:family="text">
      <style:text-properties officeooo:rsid="01ab8bf6"/>
    </style:style>
    <style:style style:name="T34" style:family="text">
      <style:text-properties officeooo:rsid="01ad7f21"/>
    </style:style>
    <style:style style:name="T35" style:family="text">
      <style:text-properties officeooo:rsid="01ae29bd"/>
    </style:style>
    <style:style style:name="T36" style:family="text">
      <style:text-properties officeooo:rsid="01af3d86"/>
    </style:style>
    <style:style style:name="T37" style:family="text">
      <style:text-properties officeooo:rsid="01b4db36"/>
    </style:style>
    <style:style style:name="T38" style:family="text">
      <style:text-properties officeooo:rsid="01b73acf"/>
    </style:style>
    <style:style style:name="T39" style:family="text">
      <style:text-properties officeooo:rsid="01b83b69"/>
    </style:style>
    <style:style style:name="T40" style:family="text">
      <style:text-properties officeooo:rsid="01bac75c"/>
    </style:style>
    <style:style style:name="T41" style:family="text">
      <style:text-properties officeooo:rsid="01c15758"/>
    </style:style>
    <style:style style:name="T42" style:family="text">
      <style:text-properties officeooo:rsid="01c64e46"/>
    </style:style>
    <style:style style:name="T43" style:family="text">
      <style:text-properties officeooo:rsid="01ceb026"/>
    </style:style>
    <style:style style:name="T44" style:family="text">
      <style:text-properties officeooo:rsid="01d6fc16"/>
    </style:style>
    <style:style style:name="T45" style:family="text">
      <style:text-properties officeooo:rsid="01d8c78d"/>
    </style:style>
    <style:style style:name="T46" style:family="text">
      <style:text-properties officeooo:rsid="01dd672f"/>
    </style:style>
    <style:style style:name="T47" style:family="text">
      <style:text-properties officeooo:rsid="01dee9c9"/>
    </style:style>
    <style:style style:name="T48" style:family="text">
      <style:text-properties officeooo:rsid="01e005e1"/>
    </style:style>
    <style:style style:name="T49" style:family="text">
      <style:text-properties officeooo:rsid="01e0eba3"/>
    </style:style>
    <style:style style:name="T50" style:family="text">
      <style:text-properties officeooo:rsid="01e20c02"/>
    </style:style>
    <style:style style:name="T51" style:family="text">
      <style:text-properties officeooo:rsid="01e34a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、OpenGL Pipelines</text:p>
      <text:p text:style-name="P1">1. Front end</text:p>
      <text:p text:style-name="P1"><text:tab/>vertex shading, tessellation, and geometry shading.</text:p>
      <text:p text:style-name="P1"><text:tab/>这个阶段的position<text:span text:style-name="T3">，称为clip space，是用奇次坐标表示的（x,y,z,w）。</text:span></text:p>
      <text:p text:style-name="P1">2. Assembly</text:p>
      <text:p text:style-name="P1"><text:tab/>将前面处理的vertics组装成Primitive。</text:p>
      <text:p text:style-name="P1">3. clippping</text:p>
      <text:p text:style-name="P2"><text:tab/>依据<text:span text:style-name="T1">Viewport进行裁剪.奇次坐标经过投影除法（projective division）后，就会转化为笛卡尔坐标，即使得w为1。</text:span>裁剪是在笛卡尔坐标中进行的<text:span text:style-name="T4">。</text:span></text:p>
      <text:p text:style-name="P1"><text:tab/>投影除法后<text:span text:style-name="T5">，position为normalized device space中的位置. 可视范围定义为：x/y：-1.0～1.0， z：0.0～1.0.</text:span><text:tab/></text:p>
      <text:p text:style-name="P1"/>
      <text:p text:style-name="P1"><text:tab/>窗口坐标一般定义左下角为<text:span text:style-name="T6">（0，0），其对角为（w-1，h-1）。其中w/h的单位为像素。normalized device space到window space的变换，称为Viewport Transformation. 视锥就是其物理表述。</text:span></text:p>
      <text:p text:style-name="P1"><text:tab/>culling<text:span text:style-name="T7">（选择），一个三角形有两个面，这个过程用于判断OpenGL要render那个面。glCullFace()可以选择GL_FRONT，GL_BACK, or GL_FRONT_AND_BACK.</text:span></text:p>
      <text:p text:style-name="P1"><text:tab/>向量的叉积<text:span text:style-name="T7">（法向量）</text:span>可用于判断一个三角形的朝向<text:span text:style-name="T7">，</text:span></text:p>
      <text:p text:style-name="P1">4. rasterization</text:p>
      <text:p text:style-name="P1"><text:tab/>判断那些像素被primitive覆盖<text:span text:style-name="T2">。因为便于并行处理，OpenGL系统使用half-space的方法进行判断，即每条三角形的边将空间分成内外两部分，仅当fragments落在所有三条边的内部，才认为fragment落在了三角形内部。</text:span></text:p>
      <text:p text:style-name="P3">5. fragment shading</text:p>
      <text:p text:style-name="P3"><text:tab/>primitive经过rasterizer处理后<text:span text:style-name="T8">，会产生a list of fragment,这些fragment就是需要被着色的。fragment这个词用来描述一个element，其会最终影响一个像素的颜色。像素最终的颜色还和depth or stencil tests，blending and multi-sampling有关。其使用的坐标系是窗口坐标系。</text:span></text:p>
      <text:p text:style-name="P3"/>
      <text:p text:style-name="P3">二、向shader输入数据</text:p>
      <text:p text:style-name="P3">1. <text:span text:style-name="T9">attributes</text:span></text:p>
      <text:p text:style-name="P5"><text:tab/>准备好buffer并bind到target后，可通过设定属性的格式，然后enable该属性opengl即可自动从buffer获取数据到该属性中。</text:p>
      <text:p text:style-name="P6">2. uniforms</text:p>
      <text:p text:style-name="P7"><text:tab/>uniforms可直接将app中的数据直接输入到shader中。和attributes不同的是<text:span text:style-name="T10">：attributes是每vertex的，但是uniforms是固定的相当于常量。有两种Uniform Blocks，一种是缺省的，你可以直接使用uniform关键字定义它；另一种是自定义的。</text:span></text:p>
      <text:p text:style-name="P8">3. shader storage block</text:p>
      <text:p text:style-name="P8"><text:tab/>uniforms是只读的，但shader storage block则是shader可写。也就是说shader可以通过她输出数据<text:span text:style-name="T11">。</text:span></text:p>
      <text:p text:style-name="P9">4. Textures</text:p>
      <text:p text:style-name="P9"><text:tab/>texture的坐标可以预置好<text:span text:style-name="T12">，然后通过vertex shader，一对一的将texture坐标随着每个vertex传递到fragment shader中。这样纹理就可以紧紧围绕对象。一般纹理坐标会归一化为[0.0 ~ 1.0]。</text:span></text:p>
      <text:p text:style-name="P10"><text:tab/>纹理数据的读取方式可通过<text:span text:style-name="T13">Sampler进行控制。</text:span></text:p>
      <text:p text:style-name="P11"><text:tab/>通过<text:span text:style-name="T14">glBindTextureUnit可以绑定多个纹理到shader中。</text:span></text:p>
      <text:p text:style-name="P12"><text:tab/><text:span text:style-name="T15">texelFetch()只支持整数的坐标，而texture()者能支持浮点坐标，这就需要對texel进行插值，这个过程叫做texture filtering。</text:span></text:p>
      <text:p text:style-name="P13"><text:tab/><text:span text:style-name="T16">Mipmaps是一种用于解决大纹理缩小后画面质量下降的问题（闪烁）及其性能问题，即用大的纹理渲染小的物体时。</text:span></text:p>
      <text:p text:style-name="P13"><text:tab/>通过<text:span text:style-name="T17">image对象，可对texture进行读写。</text:span></text:p>
      <text:p text:style-name="P13"><text:tab/>纹理压缩<text:span text:style-name="T18">，纹理是最消耗空间的东西。因此使用压缩可节省空间，且减少cpu和gpu间的数据带宽的需求。</text:span></text:p>
      <text:p text:style-name="P14"><text:tab/>纹理视图<text:span text:style-name="T19">（texture views）,不同种类的纹理有些能兼容，比如2d 纹理可以看成是2d array纹理，这种情况下，纹理视图可以将一个纹理看成另一种兼容的纹理进行处理。</text:span></text:p>
      <text:p text:style-name="P14">三<text:span text:style-name="T20">、shader和编程</text:span></text:p>
      <text:p text:style-name="P14"><text:tab/>shader编程类似<text:span text:style-name="T21">C，但不同的是其matrix和vec是其基本类型，另外其代码更适用于并行运行。递归不能用于shader编程中。</text:span></text:p>
      <text:p text:style-name="P15">1. 标量</text:p>
      <text:p text:style-name="P15"><text:tab/>仅支持32bit和64bit的类型：bool/float/double/int/unsigned int.</text:p>
      <text:p text:style-name="P16">2. vector<text:span text:style-name="T22">s</text:span> 和 matri<text:span text:style-name="T23">ces</text:span></text:p>
      <text:p text:style-name="P16"><text:tab/><text:span text:style-name="T24">matrix只有float和double两种，float是默认的。命名如：mat2/mat2x3/mat2x4/mat3x2/mat3/mat3x4/mat4x2/mat4x3/mat4, 如果是double类型的，则需加d前缀。对于向量，有对应于所有5种标量的类型，比如：默认float 命名为vec2/vec3/vec4，其他类型需加上前缀（b/d/i/u)。</text:span></text:p>
      <text:p text:style-name="P16"><text:tab/><text:span text:style-name="T25">vector可以通过标量及其它vector进行构造。其成员可以通过数组下标访问，也可以其成员(x,y,z,w)/(r,g,b,a)/(s,t,p,q)访问。特别的，我们可以任意组合其同类成员，以便构造另一个vector。比如foo.xzw构造了一个3维的向量，或者foo.xxxx等等。</text:span></text:p>
      <text:p text:style-name="P16"><text:tab/>matrix可以看成为<text:span text:style-name="T26">vector的数组，数组的每个元素表示matrix的一列。</text:span></text:p>
      <text:p text:style-name="P17">3. 从编译器获取信息</text:p>
      <text:p text:style-name="P18"><text:tab/><text:span text:style-name="T27">glGetShaderiv，比如</text:span><text:span text:style-name="T28">GL_COMPILE_STATUS/GL_SHADER_TYPE/GL_DELETE_STATUS/GL_SHADER_SOURCE_LENGTH/GL_INFO_LOG_LENGTH</text:span></text:p>
      <text:p text:style-name="P19"><text:tab/><text:span text:style-name="T29">glGetShaderInfoLog，获取编译器生成的log信息。</text:span></text:p>
      <text:p text:style-name="P20"><text:tab/>也可以得到链接状态<text:span text:style-name="T30">：glGetProgramiv及其对应log glGetProgramInfoLog</text:span></text:p>
      <text:p text:style-name="P21">4. shader可以分开编译</text:p>
      <text:p text:style-name="P21"><text:tab/>这样就可以减少shader的各种组合编译方式。</text:p>
      <text:p text:style-name="P21"><text:tab/>但是需要注意输入输出的接口要统一<text:span text:style-name="T31">。</text:span></text:p>
      <text:p text:style-name="P21">四<text:span text:style-name="T31">、顶点处理及其绘图命令</text:span></text:p>
      <text:p text:style-name="P22">1. <text:span text:style-name="T37">vertex </text:span>shader的输入/输出</text:p>
      <text:p text:style-name="P22"><text:tab/>至于输入<text:span text:style-name="T33">，</text:span>之前讲过，主要是position。一般在shader source code前我们会定义其所需要的所有输入。比如position/texture coordination/color/<text:span text:style-name="T32">normal 等等。</text:span></text:p>
      <text:p text:style-name="P23"><text:soft-page-break/><text:tab/>一般我们使用<text:span text:style-name="T34">glVertexAttribPointer (GLuint index, GLint size, GLenum type, GLboolean normalized, GLsizei stride, const GLvoid *pointer);设置属性的输入格式。当前bind到GL_ARRAY_BUFFER的buffer将来输入vertex. </text:span></text:p>
      <text:p text:style-name="P23"><text:tab/>这个函数其实是基于另外三个稍底层的函数的<text:span text:style-name="T35">：</text:span></text:p>
      <text:p text:style-name="P24"><text:tab/><text:tab/>glVertexAttribFormat (GLuint attribindex, GLint size, GLenum type, GLboolean normalized, GLuint relativeoffset);</text:p>
      <text:p text:style-name="P24"><text:tab/><text:tab/>glVertexAttribBinding (GLuint attribindex, GLuint bindingindex);</text:p>
      <text:p text:style-name="P24"><text:tab/><text:tab/>glBindVertexBuffer (GLuint bindingindex, GLuint buffer, GLintptr offset, GLsizei stride);</text:p>
      <text:p text:style-name="P24">参数relative<text:span text:style-name="T36">offset相当于pointer的作用，指向具体该属性对应的buffer位置。bindingindex可用于bind buffer并和attribute建立联系。</text:span></text:p>
      <text:p text:style-name="P25"><text:tab/>vertex shader的输出</text:p>
      <text:p text:style-name="P25"><text:tab/><text:tab/>out gl_PerVertex</text:p>
      <text:p text:style-name="P25"><text:tab/><text:tab/>{</text:p>
      <text:p text:style-name="P25"><text:tab/><text:tab/><text:tab/>vec4 gl_Position;</text:p>
      <text:p text:style-name="P25"><text:tab/><text:tab/><text:tab/>float gl_PointSize;</text:p>
      <text:p text:style-name="P25"><text:tab/><text:tab/><text:tab/>float gl_ClipDistance[];</text:p>
      <text:p text:style-name="P25"><text:tab/><text:tab/><text:tab/>float gl_CullDistance[];</text:p>
      <text:p text:style-name="P25"><text:tab/><text:tab/>};</text:p>
      <text:p text:style-name="P26">gl_ClipDistance和gl_CullDistance用于clipping和culling<text:span text:style-name="T38">。gl_ClipDistance[]表示顶点距离frustum的六个面间的距离。当然，这个也可以用户自定义。</text:span></text:p>
      <text:p text:style-name="P26">3. 绘图命令</text:p>
      <text:p text:style-name="P27"><text:tab/><text:span text:style-name="T39">glDrawArrays()，vertex数据顺序输入</text:span></text:p>
      <text:p text:style-name="P27"><text:tab/><text:span text:style-name="T39">glDrawElements()，通过index定位vertex在vertex 数组（buffer）中的位置。</text:span></text:p>
      <text:p text:style-name="P28"><text:tab/>几何图形通常使用triangle strips表示<text:span text:style-name="T40">，这样除開起始位置的triangle，每个点即可表示一个triangle。而GL_PRIMITIVE_RESTART参数可通过标记另一个strip的起点使得opengl能够识别一个新的strip的开始。这个标记可通过glPrimitiveRestartIndex(index)设置。</text:span></text:p>
      <text:p text:style-name="P29"><text:tab/><text:span text:style-name="T41">Instanced rendering, 经常会有需求render相似的物体很多次。你可以简单的loop render动作，但是这样的效率比较底，很多时间都消耗在发送命令上，而不是绘图。因此OpenGL提供了glDrawArraysInstanced()/glDrawElementsInstanced()函数实现这一个需求。我们可以使用gl_InstanceID使每个实例都有些微的区别。glVertexAttribDivisor()，可以使用这个函数对instance进行配置，比如每一个instance从array读取一次。</text:span></text:p>
      <text:p text:style-name="P30"><text:tab/><text:span text:style-name="T42">Indirect Draws，函数需要的参数不是直接传递给函数的，而是预先保持在buffer中的。这样我们就可以预先准备好这些参数，或者通过shader生成这些参数。cpu可以使用多线程来生成这些参数。glMultiDrawArraysIndirect()/glMultiDrawElementsIndirect() 可以处理数以百万计的命令。</text:span></text:p>
      <text:p text:style-name="P31"><text:span text:style-name="T44">4. Storing Transformed Vertices</text:span></text:p>
      <text:p text:style-name="P31"><text:span text:style-name="T44"><text:tab/>将shader输出的verteces保持到buffer中。glTransformFeedbackVaryings()设置需要保存的varyings。有些类似于recording，可以启动/暂停/恢复/终止等。如不希望输出任何图形，可以disable rasterization.</text:span></text:p>
      <text:p text:style-name="P31"><text:tab/>这种功能用于模拟因为受力改变的cloth状态非常有用<text:span text:style-name="T45">。</text:span></text:p>
      <text:p text:style-name="P32">5. clipping</text:p>
      <text:p text:style-name="P33"><text:tab/>我们可以通过<text:span text:style-name="T38">gl_ClipDistance[]</text:span>自定义裁剪方式<text:span text:style-name="T46">。</text:span></text:p>
      <text:p text:style-name="P34">五<text:span text:style-name="T47">、Primitive Processing</text:span></text:p>
      <text:p text:style-name="P34"><text:tab/>即这里的shader处理的对象是primitive<text:span text:style-name="T48">，而不是之前vertex shader所处理的vertex。</text:span></text:p>
      <text:p text:style-name="P35"><text:tab/>Tesselatioin shader的输入是一组control points<text:span text:style-name="T51">，称其为patch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1:45:16.408317683</meta:creation-date>
    <meta:generator>LibreOffice/5.1.6.2$Linux_X86_64 LibreOffice_project/10m0$Build-2</meta:generator>
    <dc:date>2019-07-26T18:35:29.561656430</dc:date>
    <meta:editing-duration>P34DT20H29M28S</meta:editing-duration>
    <meta:editing-cycles>402</meta:editing-cycles>
    <meta:document-statistic meta:table-count="0" meta:image-count="0" meta:object-count="0" meta:page-count="2" meta:paragraph-count="79" meta:word-count="2012" meta:character-count="4557" meta:non-whitespace-character-count="4360"/>
  </office:meta>
</office:document-meta>
</file>